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508cm" fo:min-width="0.782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508cm" fo:min-width="0.852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508cm" fo:min-width="0.852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508cm" fo:min-width="0.69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fill="solid" draw:fill-color="#0000ff" draw:textarea-horizontal-align="justify" draw:textarea-vertical-align="middle" draw:auto-grow-height="false" fo:min-height="0.714cm" fo:min-width="0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714cm" fo:min-width="0cm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714cm" fo:min-width="0cm"/>
    </style:style>
    <style:style style:name="gr16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48cm" fo:min-width="0.738cm"/>
    </style:style>
    <style:style style:name="gr17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48cm" fo:min-width="0.738cm"/>
    </style:style>
    <style:style style:name="gr18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48cm" fo:min-width="0.738cm"/>
    </style:style>
    <style:style style:name="gr1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vertical-align="middle" draw:auto-grow-height="false" fo:min-height="2.036cm" fo:min-width="1.786cm"/>
    </style:style>
    <style:style style:name="gr21" style:family="graphic" style:parent-style-name="standard">
      <style:graphic-properties draw:textarea-vertical-align="middle" draw:auto-grow-height="false" fo:min-height="1.528cm" fo:min-width="2.04cm"/>
    </style:style>
    <style:style style:name="gr22" style:family="graphic" style:parent-style-name="standard">
      <style:graphic-properties draw:textarea-vertical-align="middle" draw:auto-grow-height="false" fo:min-height="1.528cm" fo:min-width="1.786cm"/>
    </style:style>
    <style:style style:name="gr23" style:family="graphic" style:parent-style-name="objectwithoutfill">
      <style:graphic-properties svg:stroke-width="0.102cm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691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585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234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hatch" draw:fill-color="#0000ff" draw:fill-hatch-name="Black_20_45_20_Degrees"/>
      <style:paragraph-properties fo:text-align="center"/>
    </style:style>
    <style:style style:name="P10" style:family="paragraph">
      <loext:graphic-properties draw:fill="hatch" draw:fill-color="#0000ff" draw:fill-hatch-name="Black_20_90_20_Degrees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66cc"/>
      <style:paragraph-properties fo:text-align="center"/>
    </style:style>
    <style:style style:name="P1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62cm" svg:height="0.838cm" svg:x="13.03cm" svg:y="4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32cm" svg:height="0.838cm" svg:x="14.392cm" svg:y="4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32cm" svg:height="0.838cm" svg:x="15.824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7cm" svg:height="0.838cm" svg:x="11.76cm" svg:y="4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85cm" svg:height="0.962cm" svg:x="13.285cm" svg:y="0.112cm">
          <draw:text-box>
            <text:p>LAC4</text:p>
          </draw:text-box>
        </draw:frame>
        <draw:frame draw:style-name="gr6" draw:text-style-name="P5" draw:layer="layout" svg:width="2.437cm" svg:height="0.962cm" svg:x="13.238cm" svg:y="1.282cm">
          <draw:text-box>
            <text:p>LAC12</text:p>
          </draw:text-box>
        </draw:frame>
        <draw:line draw:style-name="gr7" draw:text-style-name="P6" draw:layer="layout" svg:x1="8.936cm" svg:y1="1.928cm" svg:x2="10.968cm" svg:y2="1.928cm">
          <text:p/>
        </draw:line>
        <draw:line draw:style-name="gr7" draw:text-style-name="P6" draw:layer="layout" svg:x1="10.968cm" svg:y1="1.928cm" svg:x2="11.476cm" svg:y2="1.42cm">
          <text:p/>
        </draw:line>
        <draw:line draw:style-name="gr7" draw:text-style-name="P6" draw:layer="layout" svg:x1="11.476cm" svg:y1="1.42cm" svg:x2="10.968cm" svg:y2="0.912cm">
          <text:p/>
        </draw:line>
        <draw:line draw:style-name="gr7" draw:text-style-name="P6" draw:layer="layout" svg:x1="10.968cm" svg:y1="0.912cm" svg:x2="8.936cm" svg:y2="0.912cm">
          <text:p/>
        </draw:line>
        <draw:frame draw:style-name="gr8" draw:text-style-name="P5" draw:layer="layout" svg:width="2.191cm" svg:height="0.962cm" svg:x="9.131cm" svg:y="0.946cm">
          <draw:text-box>
            <text:p>PDC1</text:p>
          </draw:text-box>
        </draw:frame>
        <draw:line draw:style-name="gr7" draw:text-style-name="P6" draw:layer="layout" svg:x1="8.736cm" svg:y1="1.928cm" svg:x2="10.968cm" svg:y2="1.928cm">
          <text:p/>
        </draw:line>
        <draw:line draw:style-name="gr7" draw:text-style-name="P6" draw:layer="layout" svg:x1="10.968cm" svg:y1="1.928cm" svg:x2="11.476cm" svg:y2="1.42cm">
          <text:p/>
        </draw:line>
        <draw:line draw:style-name="gr7" draw:text-style-name="P6" draw:layer="layout" svg:x1="11.476cm" svg:y1="1.42cm" svg:x2="10.968cm" svg:y2="0.912cm">
          <text:p/>
        </draw:line>
        <draw:line draw:style-name="gr7" draw:text-style-name="P6" draw:layer="layout" svg:x1="10.968cm" svg:y1="0.912cm" svg:x2="8.736cm" svg:y2="0.912cm">
          <text:p/>
        </draw:line>
        <draw:line draw:style-name="gr7" draw:text-style-name="P6" draw:layer="layout" svg:x1="8.736cm" svg:y1="0.912cm" svg:x2="9.244cm" svg:y2="1.42cm">
          <text:p/>
        </draw:line>
        <draw:line draw:style-name="gr7" draw:text-style-name="P6" draw:layer="layout" svg:x1="8.736cm" svg:y1="1.928cm" svg:x2="9.244cm" svg:y2="1.42cm">
          <text:p/>
        </draw:line>
        <draw:g>
          <draw:line draw:style-name="gr7" draw:text-style-name="P6" draw:layer="layout" svg:x1="17.094cm" svg:y1="3.337cm" svg:x2="19.126cm" svg:y2="3.337cm">
            <text:p/>
          </draw:line>
          <draw:line draw:style-name="gr7" draw:text-style-name="P6" draw:layer="layout" svg:x1="19.126cm" svg:y1="3.337cm" svg:x2="19.634cm" svg:y2="2.829cm">
            <text:p/>
          </draw:line>
          <draw:line draw:style-name="gr7" draw:text-style-name="P6" draw:layer="layout" svg:x1="19.634cm" svg:y1="2.829cm" svg:x2="19.126cm" svg:y2="2.321cm">
            <text:p/>
          </draw:line>
          <draw:line draw:style-name="gr7" draw:text-style-name="P6" draw:layer="layout" svg:x1="19.126cm" svg:y1="2.321cm" svg:x2="17.094cm" svg:y2="2.321cm">
            <text:p/>
          </draw:line>
          <draw:line draw:style-name="gr7" draw:text-style-name="P6" draw:layer="layout" svg:x1="17.094cm" svg:y1="2.321cm" svg:x2="17.602cm" svg:y2="2.829cm">
            <text:p/>
          </draw:line>
          <draw:line draw:style-name="gr7" draw:text-style-name="P6" draw:layer="layout" svg:x1="17.094cm" svg:y1="3.337cm" svg:x2="17.602cm" svg:y2="2.829cm">
            <text:p/>
          </draw:line>
          <draw:frame draw:style-name="gr9" draw:text-style-name="P5" draw:layer="layout" svg:width="1.844cm" svg:height="0.962cm" svg:x="17.348cm" svg:y="2.375cm">
            <draw:text-box>
              <text:p>TPI1</text:p>
            </draw:text-box>
          </draw:frame>
          <draw:line draw:style-name="gr7" draw:text-style-name="P6" draw:layer="layout" svg:x1="17.094cm" svg:y1="3.337cm" svg:x2="19.126cm" svg:y2="3.337cm">
            <text:p/>
          </draw:line>
          <draw:line draw:style-name="gr7" draw:text-style-name="P6" draw:layer="layout" svg:x1="19.126cm" svg:y1="3.337cm" svg:x2="19.634cm" svg:y2="2.829cm">
            <text:p/>
          </draw:line>
          <draw:line draw:style-name="gr7" draw:text-style-name="P6" draw:layer="layout" svg:x1="19.634cm" svg:y1="2.829cm" svg:x2="19.126cm" svg:y2="2.321cm">
            <text:p/>
          </draw:line>
          <draw:line draw:style-name="gr7" draw:text-style-name="P6" draw:layer="layout" svg:x1="19.126cm" svg:y1="2.321cm" svg:x2="17.094cm" svg:y2="2.321cm">
            <text:p/>
          </draw:line>
          <draw:line draw:style-name="gr7" draw:text-style-name="P6" draw:layer="layout" svg:x1="17.094cm" svg:y1="2.321cm" svg:x2="17.602cm" svg:y2="2.829cm">
            <text:p/>
          </draw:line>
          <draw:line draw:style-name="gr7" draw:text-style-name="P6" draw:layer="layout" svg:x1="17.094cm" svg:y1="3.337cm" svg:x2="17.602cm" svg:y2="2.829cm">
            <text:p/>
          </draw:line>
        </draw:g>
        <draw:g>
          <draw:line draw:style-name="gr7" draw:text-style-name="P6" draw:layer="layout" svg:x1="17.094cm" svg:y1="1.794cm" svg:x2="19.126cm" svg:y2="1.794cm">
            <text:p/>
          </draw:line>
          <draw:line draw:style-name="gr7" draw:text-style-name="P6" draw:layer="layout" svg:x1="19.126cm" svg:y1="1.794cm" svg:x2="19.634cm" svg:y2="1.286cm">
            <text:p/>
          </draw:line>
          <draw:line draw:style-name="gr7" draw:text-style-name="P6" draw:layer="layout" svg:x1="19.634cm" svg:y1="1.286cm" svg:x2="19.126cm" svg:y2="0.778cm">
            <text:p/>
          </draw:line>
          <draw:line draw:style-name="gr7" draw:text-style-name="P6" draw:layer="layout" svg:x1="19.126cm" svg:y1="0.778cm" svg:x2="17.094cm" svg:y2="0.778cm">
            <text:p/>
          </draw:line>
          <draw:line draw:style-name="gr7" draw:text-style-name="P6" draw:layer="layout" svg:x1="17.094cm" svg:y1="0.778cm" svg:x2="17.602cm" svg:y2="1.286cm">
            <text:p/>
          </draw:line>
          <draw:line draw:style-name="gr7" draw:text-style-name="P6" draw:layer="layout" svg:x1="17.094cm" svg:y1="1.794cm" svg:x2="17.602cm" svg:y2="1.286cm">
            <text:p/>
          </draw:line>
          <draw:frame draw:style-name="gr10" draw:text-style-name="P5" draw:layer="layout" svg:width="1.95cm" svg:height="0.962cm" svg:x="17.448cm" svg:y="0.832cm">
            <draw:text-box>
              <text:p>PGI1</text:p>
            </draw:text-box>
          </draw:frame>
          <draw:line draw:style-name="gr7" draw:text-style-name="P6" draw:layer="layout" svg:x1="17.094cm" svg:y1="1.794cm" svg:x2="19.126cm" svg:y2="1.794cm">
            <text:p/>
          </draw:line>
          <draw:line draw:style-name="gr7" draw:text-style-name="P6" draw:layer="layout" svg:x1="19.126cm" svg:y1="1.794cm" svg:x2="19.634cm" svg:y2="1.286cm">
            <text:p/>
          </draw:line>
          <draw:line draw:style-name="gr7" draw:text-style-name="P6" draw:layer="layout" svg:x1="19.634cm" svg:y1="1.286cm" svg:x2="19.126cm" svg:y2="0.778cm">
            <text:p/>
          </draw:line>
          <draw:line draw:style-name="gr7" draw:text-style-name="P6" draw:layer="layout" svg:x1="19.126cm" svg:y1="0.778cm" svg:x2="17.094cm" svg:y2="0.778cm">
            <text:p/>
          </draw:line>
          <draw:line draw:style-name="gr7" draw:text-style-name="P6" draw:layer="layout" svg:x1="17.094cm" svg:y1="0.778cm" svg:x2="17.602cm" svg:y2="1.286cm">
            <text:p/>
          </draw:line>
          <draw:line draw:style-name="gr7" draw:text-style-name="P6" draw:layer="layout" svg:x1="17.094cm" svg:y1="1.794cm" svg:x2="17.602cm" svg:y2="1.286cm">
            <text:p/>
          </draw:line>
        </draw:g>
        <draw:g>
          <draw:line draw:style-name="gr7" draw:text-style-name="P6" draw:layer="layout" svg:x1="8.936cm" svg:y1="3.471cm" svg:x2="10.968cm" svg:y2="3.471cm">
            <text:p/>
          </draw:line>
          <draw:line draw:style-name="gr7" draw:text-style-name="P6" draw:layer="layout" svg:x1="10.968cm" svg:y1="3.471cm" svg:x2="11.476cm" svg:y2="2.963cm">
            <text:p/>
          </draw:line>
          <draw:line draw:style-name="gr7" draw:text-style-name="P6" draw:layer="layout" svg:x1="11.476cm" svg:y1="2.963cm" svg:x2="10.968cm" svg:y2="2.455cm">
            <text:p/>
          </draw:line>
          <draw:line draw:style-name="gr7" draw:text-style-name="P6" draw:layer="layout" svg:x1="10.968cm" svg:y1="2.455cm" svg:x2="8.936cm" svg:y2="2.455cm">
            <text:p/>
          </draw:line>
          <draw:line draw:style-name="gr7" draw:text-style-name="P6" draw:layer="layout" svg:x1="8.936cm" svg:y1="2.455cm" svg:x2="9.444cm" svg:y2="2.963cm">
            <text:p/>
          </draw:line>
          <draw:line draw:style-name="gr7" draw:text-style-name="P6" draw:layer="layout" svg:x1="8.936cm" svg:y1="3.471cm" svg:x2="9.444cm" svg:y2="2.963cm">
            <text:p/>
          </draw:line>
          <draw:frame draw:style-name="gr10" draw:text-style-name="P5" draw:layer="layout" svg:width="1.95cm" svg:height="0.962cm" svg:x="9.29cm" svg:y="2.509cm">
            <draw:text-box>
              <text:p>PGI1</text:p>
            </draw:text-box>
          </draw:frame>
          <draw:line draw:style-name="gr7" draw:text-style-name="P6" draw:layer="layout" svg:x1="8.936cm" svg:y1="3.471cm" svg:x2="10.968cm" svg:y2="3.471cm">
            <text:p/>
          </draw:line>
          <draw:line draw:style-name="gr7" draw:text-style-name="P6" draw:layer="layout" svg:x1="10.968cm" svg:y1="3.471cm" svg:x2="11.476cm" svg:y2="2.963cm">
            <text:p/>
          </draw:line>
          <draw:line draw:style-name="gr7" draw:text-style-name="P6" draw:layer="layout" svg:x1="11.476cm" svg:y1="2.963cm" svg:x2="10.968cm" svg:y2="2.455cm">
            <text:p/>
          </draw:line>
          <draw:line draw:style-name="gr7" draw:text-style-name="P6" draw:layer="layout" svg:x1="10.968cm" svg:y1="2.455cm" svg:x2="8.936cm" svg:y2="2.455cm">
            <text:p/>
          </draw:line>
          <draw:line draw:style-name="gr7" draw:text-style-name="P6" draw:layer="layout" svg:x1="8.936cm" svg:y1="2.455cm" svg:x2="9.444cm" svg:y2="2.963cm">
            <text:p/>
          </draw:line>
          <draw:line draw:style-name="gr7" draw:text-style-name="P6" draw:layer="layout" svg:x1="8.936cm" svg:y1="3.471cm" svg:x2="9.444cm" svg:y2="2.963cm">
            <text:p/>
          </draw:line>
        </draw:g>
        <draw:line draw:style-name="gr7" draw:text-style-name="P6" draw:layer="layout" svg:x1="11.506cm" svg:y1="3.826cm" svg:x2="13.03cm" svg:y2="4.08cm">
          <text:p/>
        </draw:line>
        <draw:line draw:style-name="gr7" draw:text-style-name="P6" draw:layer="layout" svg:x1="11.76cm" svg:y1="0.778cm" svg:x2="13.03cm" svg:y2="4.08cm">
          <text:p/>
        </draw:line>
        <draw:line draw:style-name="gr7" draw:text-style-name="P6" draw:layer="layout" svg:x1="13.03cm" svg:y1="2.556cm" svg:x2="14.392cm" svg:y2="4.28cm">
          <text:p/>
        </draw:line>
        <draw:line draw:style-name="gr7" draw:text-style-name="P6" draw:layer="layout" svg:x1="14.392cm" svg:y1="4.28cm" svg:x2="15.824cm" svg:y2="2.556cm">
          <text:p/>
        </draw:line>
        <draw:line draw:style-name="gr7" draw:text-style-name="P6" draw:layer="layout" svg:x1="15.824cm" svg:y1="4.08cm" svg:x2="17.348cm" svg:y2="3.826cm">
          <text:p/>
        </draw:line>
        <draw:line draw:style-name="gr7" draw:text-style-name="P6" draw:layer="layout" svg:x1="15.824cm" svg:y1="4.08cm" svg:x2="16.84cm" svg:y2="1.032cm">
          <text:p/>
        </draw:line>
        <draw:frame draw:style-name="gr11" draw:text-style-name="P7" draw:layer="layout" svg:width="0.891cm" svg:height="0.963cm" svg:x="12.63cm" svg:y="5.267cm">
          <draw:text-box>
            <text:p>Z</text:p>
          </draw:text-box>
        </draw:frame>
        <draw:frame draw:style-name="gr11" draw:text-style-name="P7" draw:layer="layout" svg:width="0.925cm" svg:height="0.963cm" svg:x="15.342cm" svg:y="5.267cm">
          <draw:text-box>
            <text:p>E</text:p>
          </draw:text-box>
        </draw:frame>
        <draw:frame draw:style-name="gr11" draw:text-style-name="P7" draw:layer="layout" svg:width="0.925cm" svg:height="0.963cm" svg:x="13.943cm" svg:y="5.267cm">
          <draw:text-box>
            <text:p>A</text:p>
          </draw:text-box>
        </draw:frame>
        <draw:custom-shape draw:style-name="gr12" draw:text-style-name="P4" draw:layer="layout" svg:width="0.536cm" svg:height="1.016cm" svg:x="2cm" svg:y="7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85cm" svg:height="0.962cm" svg:x="5.685cm" svg:y="9.109cm">
          <draw:text-box>
            <text:p>LAC4</text:p>
          </draw:text-box>
        </draw:frame>
        <draw:line draw:style-name="gr7" draw:text-style-name="P6" draw:layer="layout" svg:x1="2.536cm" svg:y1="8.857cm" svg:x2="4.568cm" svg:y2="8.857cm">
          <text:p/>
        </draw:line>
        <draw:line draw:style-name="gr7" draw:text-style-name="P6" draw:layer="layout" svg:x1="4.568cm" svg:y1="8.857cm" svg:x2="5.076cm" svg:y2="8.349cm">
          <text:p/>
        </draw:line>
        <draw:line draw:style-name="gr7" draw:text-style-name="P6" draw:layer="layout" svg:x1="5.076cm" svg:y1="8.349cm" svg:x2="4.568cm" svg:y2="7.841cm">
          <text:p/>
        </draw:line>
        <draw:line draw:style-name="gr7" draw:text-style-name="P6" draw:layer="layout" svg:x1="4.568cm" svg:y1="7.841cm" svg:x2="2.536cm" svg:y2="7.841cm">
          <text:p/>
        </draw:line>
        <draw:line draw:style-name="gr7" draw:text-style-name="P6" draw:layer="layout" svg:x1="2.536cm" svg:y1="7.841cm" svg:x2="3.044cm" svg:y2="8.349cm">
          <text:p/>
        </draw:line>
        <draw:line draw:style-name="gr7" draw:text-style-name="P6" draw:layer="layout" svg:x1="2.536cm" svg:y1="8.857cm" svg:x2="3.044cm" svg:y2="8.349cm">
          <text:p/>
        </draw:line>
        <draw:frame draw:style-name="gr8" draw:text-style-name="P5" draw:layer="layout" svg:width="2.191cm" svg:height="0.962cm" svg:x="2.89cm" svg:y="7.895cm">
          <draw:text-box>
            <text:p>PDC1</text:p>
          </draw:text-box>
        </draw:frame>
        <draw:line draw:style-name="gr7" draw:text-style-name="P6" draw:layer="layout" svg:x1="2.536cm" svg:y1="8.857cm" svg:x2="4.568cm" svg:y2="8.857cm">
          <text:p/>
        </draw:line>
        <draw:line draw:style-name="gr7" draw:text-style-name="P6" draw:layer="layout" svg:x1="4.568cm" svg:y1="8.857cm" svg:x2="5.076cm" svg:y2="8.349cm">
          <text:p/>
        </draw:line>
        <draw:line draw:style-name="gr7" draw:text-style-name="P6" draw:layer="layout" svg:x1="5.076cm" svg:y1="8.349cm" svg:x2="4.568cm" svg:y2="7.841cm">
          <text:p/>
        </draw:line>
        <draw:line draw:style-name="gr7" draw:text-style-name="P6" draw:layer="layout" svg:x1="4.568cm" svg:y1="7.841cm" svg:x2="2.536cm" svg:y2="7.841cm">
          <text:p/>
        </draw:line>
        <draw:line draw:style-name="gr7" draw:text-style-name="P6" draw:layer="layout" svg:x1="2.536cm" svg:y1="7.841cm" svg:x2="3.044cm" svg:y2="8.349cm">
          <text:p/>
        </draw:line>
        <draw:line draw:style-name="gr7" draw:text-style-name="P6" draw:layer="layout" svg:x1="2.536cm" svg:y1="8.857cm" svg:x2="3.044cm" svg:y2="8.349cm">
          <text:p/>
        </draw:line>
        <draw:g>
          <draw:line draw:style-name="gr7" draw:text-style-name="P6" draw:layer="layout" svg:x1="8.394cm" svg:y1="11.291cm" svg:x2="10.426cm" svg:y2="11.291cm">
            <text:p/>
          </draw:line>
          <draw:line draw:style-name="gr7" draw:text-style-name="P6" draw:layer="layout" svg:x1="10.426cm" svg:y1="11.291cm" svg:x2="10.934cm" svg:y2="10.783cm">
            <text:p/>
          </draw:line>
          <draw:line draw:style-name="gr7" draw:text-style-name="P6" draw:layer="layout" svg:x1="10.934cm" svg:y1="10.783cm" svg:x2="10.426cm" svg:y2="10.275cm">
            <text:p/>
          </draw:line>
          <draw:line draw:style-name="gr7" draw:text-style-name="P6" draw:layer="layout" svg:x1="10.426cm" svg:y1="10.275cm" svg:x2="8.394cm" svg:y2="10.275cm">
            <text:p/>
          </draw:line>
          <draw:line draw:style-name="gr7" draw:text-style-name="P6" draw:layer="layout" svg:x1="8.394cm" svg:y1="10.275cm" svg:x2="8.902cm" svg:y2="10.783cm">
            <text:p/>
          </draw:line>
          <draw:line draw:style-name="gr7" draw:text-style-name="P6" draw:layer="layout" svg:x1="8.394cm" svg:y1="11.291cm" svg:x2="8.902cm" svg:y2="10.783cm">
            <text:p/>
          </draw:line>
          <draw:frame draw:style-name="gr10" draw:text-style-name="P5" draw:layer="layout" svg:width="1.95cm" svg:height="0.962cm" svg:x="8.748cm" svg:y="10.329cm">
            <draw:text-box>
              <text:p>PGI1</text:p>
            </draw:text-box>
          </draw:frame>
          <draw:line draw:style-name="gr7" draw:text-style-name="P6" draw:layer="layout" svg:x1="8.394cm" svg:y1="11.291cm" svg:x2="10.426cm" svg:y2="11.291cm">
            <text:p/>
          </draw:line>
          <draw:line draw:style-name="gr7" draw:text-style-name="P6" draw:layer="layout" svg:x1="10.426cm" svg:y1="11.291cm" svg:x2="10.934cm" svg:y2="10.783cm">
            <text:p/>
          </draw:line>
          <draw:line draw:style-name="gr7" draw:text-style-name="P6" draw:layer="layout" svg:x1="10.934cm" svg:y1="10.783cm" svg:x2="10.426cm" svg:y2="10.275cm">
            <text:p/>
          </draw:line>
          <draw:line draw:style-name="gr7" draw:text-style-name="P6" draw:layer="layout" svg:x1="10.426cm" svg:y1="10.275cm" svg:x2="8.394cm" svg:y2="10.275cm">
            <text:p/>
          </draw:line>
          <draw:line draw:style-name="gr7" draw:text-style-name="P6" draw:layer="layout" svg:x1="8.394cm" svg:y1="10.275cm" svg:x2="8.902cm" svg:y2="10.783cm">
            <text:p/>
          </draw:line>
          <draw:line draw:style-name="gr7" draw:text-style-name="P6" draw:layer="layout" svg:x1="8.394cm" svg:y1="11.291cm" svg:x2="8.902cm" svg:y2="10.783cm">
            <text:p/>
          </draw:line>
        </draw:g>
        <draw:custom-shape draw:style-name="gr13" draw:text-style-name="P8" draw:layer="layout" svg:width="0.536cm" svg:height="1.016cm" svg:x="5.12cm" svg:y="7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0.536cm" svg:height="1.016cm" svg:x="5.149cm" svg:y="9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7.77cm" svg:y="9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7.858cm" svg:y="10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10.948cm" svg:y="10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6cm" svg:height="1.016cm" svg:x="16.3cm" svg:y="7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6.836cm" svg:y1="8.857cm" svg:x2="18.868cm" svg:y2="8.857cm">
          <text:p/>
        </draw:line>
        <draw:line draw:style-name="gr7" draw:text-style-name="P6" draw:layer="layout" svg:x1="18.868cm" svg:y1="8.857cm" svg:x2="19.376cm" svg:y2="8.349cm">
          <text:p/>
        </draw:line>
        <draw:line draw:style-name="gr7" draw:text-style-name="P6" draw:layer="layout" svg:x1="19.376cm" svg:y1="8.349cm" svg:x2="18.868cm" svg:y2="7.841cm">
          <text:p/>
        </draw:line>
        <draw:line draw:style-name="gr7" draw:text-style-name="P6" draw:layer="layout" svg:x1="18.868cm" svg:y1="7.841cm" svg:x2="16.836cm" svg:y2="7.841cm">
          <text:p/>
        </draw:line>
        <draw:line draw:style-name="gr7" draw:text-style-name="P6" draw:layer="layout" svg:x1="16.836cm" svg:y1="7.841cm" svg:x2="17.344cm" svg:y2="8.349cm">
          <text:p/>
        </draw:line>
        <draw:line draw:style-name="gr7" draw:text-style-name="P6" draw:layer="layout" svg:x1="16.836cm" svg:y1="8.857cm" svg:x2="17.344cm" svg:y2="8.349cm">
          <text:p/>
        </draw:line>
        <draw:frame draw:style-name="gr10" draw:text-style-name="P5" draw:layer="layout" svg:width="1.95cm" svg:height="0.962cm" svg:x="17.19cm" svg:y="7.895cm">
          <draw:text-box>
            <text:p>PGI1</text:p>
          </draw:text-box>
        </draw:frame>
        <draw:line draw:style-name="gr7" draw:text-style-name="P6" draw:layer="layout" svg:x1="16.836cm" svg:y1="8.857cm" svg:x2="18.868cm" svg:y2="8.857cm">
          <text:p/>
        </draw:line>
        <draw:line draw:style-name="gr7" draw:text-style-name="P6" draw:layer="layout" svg:x1="18.868cm" svg:y1="8.857cm" svg:x2="19.376cm" svg:y2="8.349cm">
          <text:p/>
        </draw:line>
        <draw:line draw:style-name="gr7" draw:text-style-name="P6" draw:layer="layout" svg:x1="19.376cm" svg:y1="8.349cm" svg:x2="18.868cm" svg:y2="7.841cm">
          <text:p/>
        </draw:line>
        <draw:line draw:style-name="gr7" draw:text-style-name="P6" draw:layer="layout" svg:x1="18.868cm" svg:y1="7.841cm" svg:x2="16.836cm" svg:y2="7.841cm">
          <text:p/>
        </draw:line>
        <draw:line draw:style-name="gr7" draw:text-style-name="P6" draw:layer="layout" svg:x1="16.836cm" svg:y1="7.841cm" svg:x2="17.344cm" svg:y2="8.349cm">
          <text:p/>
        </draw:line>
        <draw:line draw:style-name="gr7" draw:text-style-name="P6" draw:layer="layout" svg:x1="16.836cm" svg:y1="8.857cm" svg:x2="17.344cm" svg:y2="8.349cm">
          <text:p/>
        </draw:line>
        <draw:g>
          <draw:line draw:style-name="gr7" draw:text-style-name="P6" draw:layer="layout" svg:x1="22.994cm" svg:y1="11.291cm" svg:x2="25.026cm" svg:y2="11.291cm">
            <text:p/>
          </draw:line>
          <draw:line draw:style-name="gr7" draw:text-style-name="P6" draw:layer="layout" svg:x1="25.026cm" svg:y1="11.291cm" svg:x2="25.534cm" svg:y2="10.783cm">
            <text:p/>
          </draw:line>
          <draw:line draw:style-name="gr7" draw:text-style-name="P6" draw:layer="layout" svg:x1="25.534cm" svg:y1="10.783cm" svg:x2="25.026cm" svg:y2="10.275cm">
            <text:p/>
          </draw:line>
          <draw:line draw:style-name="gr7" draw:text-style-name="P6" draw:layer="layout" svg:x1="25.026cm" svg:y1="10.275cm" svg:x2="22.994cm" svg:y2="10.275cm">
            <text:p/>
          </draw:line>
          <draw:line draw:style-name="gr7" draw:text-style-name="P6" draw:layer="layout" svg:x1="22.994cm" svg:y1="10.275cm" svg:x2="23.502cm" svg:y2="10.783cm">
            <text:p/>
          </draw:line>
          <draw:line draw:style-name="gr7" draw:text-style-name="P6" draw:layer="layout" svg:x1="22.994cm" svg:y1="11.291cm" svg:x2="23.502cm" svg:y2="10.783cm">
            <text:p/>
          </draw:line>
          <draw:frame draw:style-name="gr9" draw:text-style-name="P5" draw:layer="layout" svg:width="1.844cm" svg:height="0.962cm" svg:x="23.348cm" svg:y="10.329cm">
            <draw:text-box>
              <text:p>TPI1</text:p>
            </draw:text-box>
          </draw:frame>
          <draw:line draw:style-name="gr7" draw:text-style-name="P6" draw:layer="layout" svg:x1="22.994cm" svg:y1="11.291cm" svg:x2="25.026cm" svg:y2="11.291cm">
            <text:p/>
          </draw:line>
          <draw:line draw:style-name="gr7" draw:text-style-name="P6" draw:layer="layout" svg:x1="25.026cm" svg:y1="11.291cm" svg:x2="25.534cm" svg:y2="10.783cm">
            <text:p/>
          </draw:line>
          <draw:line draw:style-name="gr7" draw:text-style-name="P6" draw:layer="layout" svg:x1="25.534cm" svg:y1="10.783cm" svg:x2="25.026cm" svg:y2="10.275cm">
            <text:p/>
          </draw:line>
          <draw:line draw:style-name="gr7" draw:text-style-name="P6" draw:layer="layout" svg:x1="25.026cm" svg:y1="10.275cm" svg:x2="22.994cm" svg:y2="10.275cm">
            <text:p/>
          </draw:line>
          <draw:line draw:style-name="gr7" draw:text-style-name="P6" draw:layer="layout" svg:x1="22.994cm" svg:y1="10.275cm" svg:x2="23.502cm" svg:y2="10.783cm">
            <text:p/>
          </draw:line>
          <draw:line draw:style-name="gr7" draw:text-style-name="P6" draw:layer="layout" svg:x1="22.994cm" svg:y1="11.291cm" svg:x2="23.502cm" svg:y2="10.783cm">
            <text:p/>
          </draw:line>
        </draw:g>
        <draw:custom-shape draw:style-name="gr13" draw:text-style-name="P8" draw:layer="layout" svg:width="0.536cm" svg:height="1.016cm" svg:x="19.42cm" svg:y="7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0.536cm" svg:height="1.016cm" svg:x="19.449cm" svg:y="9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22.438cm" svg:y="9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22.458cm" svg:y="10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25.548cm" svg:y="10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6cm" svg:height="1.016cm" svg:x="1.98cm" svg:y="9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11.028cm" svg:y="11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437cm" svg:height="0.962cm" svg:x="19.985cm" svg:y="9.121cm">
          <draw:text-box>
            <text:p>LAC12</text:p>
          </draw:text-box>
        </draw:frame>
        <draw:custom-shape draw:style-name="gr12" draw:text-style-name="P4" draw:layer="layout" svg:width="0.536cm" svg:height="1.016cm" svg:x="5.626cm" svg:y="16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085cm" svg:height="0.962cm" svg:x="9.311cm" svg:y="16.315cm">
          <draw:text-box>
            <text:p>LAC4</text:p>
          </draw:text-box>
        </draw:frame>
        <draw:line draw:style-name="gr7" draw:text-style-name="P6" draw:layer="layout" svg:x1="6.162cm" svg:y1="17.304cm" svg:x2="8.194cm" svg:y2="17.304cm">
          <text:p/>
        </draw:line>
        <draw:line draw:style-name="gr7" draw:text-style-name="P6" draw:layer="layout" svg:x1="8.194cm" svg:y1="17.304cm" svg:x2="8.702cm" svg:y2="16.796cm">
          <text:p/>
        </draw:line>
        <draw:line draw:style-name="gr7" draw:text-style-name="P6" draw:layer="layout" svg:x1="8.702cm" svg:y1="16.796cm" svg:x2="8.194cm" svg:y2="16.288cm">
          <text:p/>
        </draw:line>
        <draw:line draw:style-name="gr7" draw:text-style-name="P6" draw:layer="layout" svg:x1="8.194cm" svg:y1="16.288cm" svg:x2="6.162cm" svg:y2="16.288cm">
          <text:p/>
        </draw:line>
        <draw:line draw:style-name="gr7" draw:text-style-name="P6" draw:layer="layout" svg:x1="6.162cm" svg:y1="16.288cm" svg:x2="6.67cm" svg:y2="16.796cm">
          <text:p/>
        </draw:line>
        <draw:line draw:style-name="gr7" draw:text-style-name="P6" draw:layer="layout" svg:x1="6.162cm" svg:y1="17.304cm" svg:x2="6.67cm" svg:y2="16.796cm">
          <text:p/>
        </draw:line>
        <draw:frame draw:style-name="gr8" draw:text-style-name="P5" draw:layer="layout" svg:width="2.191cm" svg:height="0.962cm" svg:x="6.516cm" svg:y="16.342cm">
          <draw:text-box>
            <text:p>PDC1</text:p>
          </draw:text-box>
        </draw:frame>
        <draw:line draw:style-name="gr7" draw:text-style-name="P6" draw:layer="layout" svg:x1="6.162cm" svg:y1="17.304cm" svg:x2="8.194cm" svg:y2="17.304cm">
          <text:p/>
        </draw:line>
        <draw:line draw:style-name="gr7" draw:text-style-name="P6" draw:layer="layout" svg:x1="8.194cm" svg:y1="17.304cm" svg:x2="8.702cm" svg:y2="16.796cm">
          <text:p/>
        </draw:line>
        <draw:line draw:style-name="gr7" draw:text-style-name="P6" draw:layer="layout" svg:x1="8.702cm" svg:y1="16.796cm" svg:x2="8.194cm" svg:y2="16.288cm">
          <text:p/>
        </draw:line>
        <draw:line draw:style-name="gr7" draw:text-style-name="P6" draw:layer="layout" svg:x1="8.194cm" svg:y1="16.288cm" svg:x2="6.162cm" svg:y2="16.288cm">
          <text:p/>
        </draw:line>
        <draw:line draw:style-name="gr7" draw:text-style-name="P6" draw:layer="layout" svg:x1="6.162cm" svg:y1="16.288cm" svg:x2="6.67cm" svg:y2="16.796cm">
          <text:p/>
        </draw:line>
        <draw:line draw:style-name="gr7" draw:text-style-name="P6" draw:layer="layout" svg:x1="6.162cm" svg:y1="17.304cm" svg:x2="6.67cm" svg:y2="16.796cm">
          <text:p/>
        </draw:line>
        <draw:g>
          <draw:line draw:style-name="gr7" draw:text-style-name="P6" draw:layer="layout" svg:x1="12.02cm" svg:y1="17.304cm" svg:x2="14.052cm" svg:y2="17.304cm">
            <text:p/>
          </draw:line>
          <draw:line draw:style-name="gr7" draw:text-style-name="P6" draw:layer="layout" svg:x1="14.052cm" svg:y1="17.304cm" svg:x2="14.56cm" svg:y2="16.796cm">
            <text:p/>
          </draw:line>
          <draw:line draw:style-name="gr7" draw:text-style-name="P6" draw:layer="layout" svg:x1="14.56cm" svg:y1="16.796cm" svg:x2="14.052cm" svg:y2="16.288cm">
            <text:p/>
          </draw:line>
          <draw:line draw:style-name="gr7" draw:text-style-name="P6" draw:layer="layout" svg:x1="14.052cm" svg:y1="16.288cm" svg:x2="12.02cm" svg:y2="16.288cm">
            <text:p/>
          </draw:line>
          <draw:line draw:style-name="gr7" draw:text-style-name="P6" draw:layer="layout" svg:x1="12.02cm" svg:y1="16.288cm" svg:x2="12.528cm" svg:y2="16.796cm">
            <text:p/>
          </draw:line>
          <draw:line draw:style-name="gr7" draw:text-style-name="P6" draw:layer="layout" svg:x1="12.02cm" svg:y1="17.304cm" svg:x2="12.528cm" svg:y2="16.796cm">
            <text:p/>
          </draw:line>
          <draw:frame draw:style-name="gr10" draw:text-style-name="P5" draw:layer="layout" svg:width="1.95cm" svg:height="0.962cm" svg:x="12.374cm" svg:y="16.342cm">
            <draw:text-box>
              <text:p>PGI1</text:p>
            </draw:text-box>
          </draw:frame>
          <draw:line draw:style-name="gr7" draw:text-style-name="P6" draw:layer="layout" svg:x1="12.02cm" svg:y1="17.304cm" svg:x2="14.052cm" svg:y2="17.304cm">
            <text:p/>
          </draw:line>
          <draw:line draw:style-name="gr7" draw:text-style-name="P6" draw:layer="layout" svg:x1="14.052cm" svg:y1="17.304cm" svg:x2="14.56cm" svg:y2="16.796cm">
            <text:p/>
          </draw:line>
          <draw:line draw:style-name="gr7" draw:text-style-name="P6" draw:layer="layout" svg:x1="14.56cm" svg:y1="16.796cm" svg:x2="14.052cm" svg:y2="16.288cm">
            <text:p/>
          </draw:line>
          <draw:line draw:style-name="gr7" draw:text-style-name="P6" draw:layer="layout" svg:x1="14.052cm" svg:y1="16.288cm" svg:x2="12.02cm" svg:y2="16.288cm">
            <text:p/>
          </draw:line>
          <draw:line draw:style-name="gr7" draw:text-style-name="P6" draw:layer="layout" svg:x1="12.02cm" svg:y1="16.288cm" svg:x2="12.528cm" svg:y2="16.796cm">
            <text:p/>
          </draw:line>
          <draw:line draw:style-name="gr7" draw:text-style-name="P6" draw:layer="layout" svg:x1="12.02cm" svg:y1="17.304cm" svg:x2="12.528cm" svg:y2="16.796cm">
            <text:p/>
          </draw:line>
        </draw:g>
        <draw:custom-shape draw:style-name="gr13" draw:text-style-name="P8" draw:layer="layout" svg:width="0.536cm" svg:height="1.016cm" svg:x="8.775cm" svg:y="16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11.484cm" svg:y="16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14.574cm" svg:y="16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6cm" svg:height="1.016cm" svg:x="11.526cm" svg:y="1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2.062cm" svg:y1="18.68cm" svg:x2="14.094cm" svg:y2="18.68cm">
          <text:p/>
        </draw:line>
        <draw:line draw:style-name="gr7" draw:text-style-name="P6" draw:layer="layout" svg:x1="14.094cm" svg:y1="18.68cm" svg:x2="14.602cm" svg:y2="18.172cm">
          <text:p/>
        </draw:line>
        <draw:line draw:style-name="gr7" draw:text-style-name="P6" draw:layer="layout" svg:x1="14.602cm" svg:y1="18.172cm" svg:x2="14.094cm" svg:y2="17.664cm">
          <text:p/>
        </draw:line>
        <draw:line draw:style-name="gr7" draw:text-style-name="P6" draw:layer="layout" svg:x1="14.094cm" svg:y1="17.664cm" svg:x2="12.062cm" svg:y2="17.664cm">
          <text:p/>
        </draw:line>
        <draw:line draw:style-name="gr7" draw:text-style-name="P6" draw:layer="layout" svg:x1="12.062cm" svg:y1="17.664cm" svg:x2="12.57cm" svg:y2="18.172cm">
          <text:p/>
        </draw:line>
        <draw:line draw:style-name="gr7" draw:text-style-name="P6" draw:layer="layout" svg:x1="12.062cm" svg:y1="18.68cm" svg:x2="12.57cm" svg:y2="18.172cm">
          <text:p/>
        </draw:line>
        <draw:frame draw:style-name="gr10" draw:text-style-name="P5" draw:layer="layout" svg:width="1.95cm" svg:height="0.962cm" svg:x="12.416cm" svg:y="17.718cm">
          <draw:text-box>
            <text:p>PGI1</text:p>
          </draw:text-box>
        </draw:frame>
        <draw:line draw:style-name="gr7" draw:text-style-name="P6" draw:layer="layout" svg:x1="12.062cm" svg:y1="18.68cm" svg:x2="14.094cm" svg:y2="18.68cm">
          <text:p/>
        </draw:line>
        <draw:line draw:style-name="gr7" draw:text-style-name="P6" draw:layer="layout" svg:x1="14.094cm" svg:y1="18.68cm" svg:x2="14.602cm" svg:y2="18.172cm">
          <text:p/>
        </draw:line>
        <draw:line draw:style-name="gr7" draw:text-style-name="P6" draw:layer="layout" svg:x1="14.602cm" svg:y1="18.172cm" svg:x2="14.094cm" svg:y2="17.664cm">
          <text:p/>
        </draw:line>
        <draw:line draw:style-name="gr7" draw:text-style-name="P6" draw:layer="layout" svg:x1="14.094cm" svg:y1="17.664cm" svg:x2="12.062cm" svg:y2="17.664cm">
          <text:p/>
        </draw:line>
        <draw:line draw:style-name="gr7" draw:text-style-name="P6" draw:layer="layout" svg:x1="12.062cm" svg:y1="17.664cm" svg:x2="12.57cm" svg:y2="18.172cm">
          <text:p/>
        </draw:line>
        <draw:line draw:style-name="gr7" draw:text-style-name="P6" draw:layer="layout" svg:x1="12.062cm" svg:y1="18.68cm" svg:x2="12.57cm" svg:y2="18.172cm">
          <text:p/>
        </draw:line>
        <draw:g>
          <draw:line draw:style-name="gr7" draw:text-style-name="P6" draw:layer="layout" svg:x1="18.22cm" svg:y1="18.68cm" svg:x2="20.252cm" svg:y2="18.68cm">
            <text:p/>
          </draw:line>
          <draw:line draw:style-name="gr7" draw:text-style-name="P6" draw:layer="layout" svg:x1="20.252cm" svg:y1="18.68cm" svg:x2="20.76cm" svg:y2="18.172cm">
            <text:p/>
          </draw:line>
          <draw:line draw:style-name="gr7" draw:text-style-name="P6" draw:layer="layout" svg:x1="20.76cm" svg:y1="18.172cm" svg:x2="20.252cm" svg:y2="17.664cm">
            <text:p/>
          </draw:line>
          <draw:line draw:style-name="gr7" draw:text-style-name="P6" draw:layer="layout" svg:x1="20.252cm" svg:y1="17.664cm" svg:x2="18.22cm" svg:y2="17.664cm">
            <text:p/>
          </draw:line>
          <draw:line draw:style-name="gr7" draw:text-style-name="P6" draw:layer="layout" svg:x1="18.22cm" svg:y1="17.664cm" svg:x2="18.728cm" svg:y2="18.172cm">
            <text:p/>
          </draw:line>
          <draw:line draw:style-name="gr7" draw:text-style-name="P6" draw:layer="layout" svg:x1="18.22cm" svg:y1="18.68cm" svg:x2="18.728cm" svg:y2="18.172cm">
            <text:p/>
          </draw:line>
          <draw:frame draw:style-name="gr9" draw:text-style-name="P5" draw:layer="layout" svg:width="1.844cm" svg:height="0.962cm" svg:x="18.574cm" svg:y="17.718cm">
            <draw:text-box>
              <text:p>TPI1</text:p>
            </draw:text-box>
          </draw:frame>
          <draw:line draw:style-name="gr7" draw:text-style-name="P6" draw:layer="layout" svg:x1="18.22cm" svg:y1="18.68cm" svg:x2="20.252cm" svg:y2="18.68cm">
            <text:p/>
          </draw:line>
          <draw:line draw:style-name="gr7" draw:text-style-name="P6" draw:layer="layout" svg:x1="20.252cm" svg:y1="18.68cm" svg:x2="20.76cm" svg:y2="18.172cm">
            <text:p/>
          </draw:line>
          <draw:line draw:style-name="gr7" draw:text-style-name="P6" draw:layer="layout" svg:x1="20.76cm" svg:y1="18.172cm" svg:x2="20.252cm" svg:y2="17.664cm">
            <text:p/>
          </draw:line>
          <draw:line draw:style-name="gr7" draw:text-style-name="P6" draw:layer="layout" svg:x1="20.252cm" svg:y1="17.664cm" svg:x2="18.22cm" svg:y2="17.664cm">
            <text:p/>
          </draw:line>
          <draw:line draw:style-name="gr7" draw:text-style-name="P6" draw:layer="layout" svg:x1="18.22cm" svg:y1="17.664cm" svg:x2="18.728cm" svg:y2="18.172cm">
            <text:p/>
          </draw:line>
          <draw:line draw:style-name="gr7" draw:text-style-name="P6" draw:layer="layout" svg:x1="18.22cm" svg:y1="18.68cm" svg:x2="18.728cm" svg:y2="18.172cm">
            <text:p/>
          </draw:line>
        </draw:g>
        <draw:custom-shape draw:style-name="gr13" draw:text-style-name="P8" draw:layer="layout" svg:width="0.536cm" svg:height="1.016cm" svg:x="14.675cm" svg:y="1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6cm" svg:height="1.016cm" svg:x="17.664cm" svg:y="1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20.774cm" svg:y="1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437cm" svg:height="0.962cm" svg:x="15.211cm" svg:y="17.691cm">
          <draw:text-box>
            <text:p>LAC12</text:p>
          </draw:text-box>
        </draw:frame>
        <draw:custom-shape draw:style-name="gr16" draw:text-style-name="P9" xml:id="id13" draw:id="id13" draw:layer="layout" svg:width="1.27cm" svg:height="0.33cm" svg:x="10.49cm" svg:y="4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5" draw:id="id15" draw:layer="layout" svg:width="1.27cm" svg:height="0.33cm" svg:x="17.256cm" svg:y="4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27cm" svg:height="0.33cm" svg:x="4.291cm" svg:y="16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27cm" svg:height="0.33cm" svg:x="21.31cm" svg:y="18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7" draw:id="id7" draw:layer="layout" svg:width="1.27cm" svg:height="0.33cm" svg:x="4.292cm" svg:y="18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" draw:id="id10" draw:layer="layout" svg:width="1.27cm" svg:height="0.33cm" svg:x="21.311cm" svg:y="19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" draw:id="id1" draw:layer="layout" svg:width="1.27cm" svg:height="0.33cm" svg:x="0.71cm" svg:y="9.9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4" draw:id="id4" draw:layer="layout" svg:width="1.27cm" svg:height="0.33cm" svg:x="11.564cm" svg:y="12.426cm">
          <text:p text:style-name="P1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2" draw:id="id2" draw:layer="layout" svg:width="1.217cm" svg:height="0.962cm" svg:x="2.54cm" svg:y="12.858cm">
          <draw:text-box>
            <text:p>2µ</text:p>
          </draw:text-box>
        </draw:frame>
        <draw:connector draw:style-name="gr19" draw:text-style-name="P6" draw:layer="layout" draw:type="curve" draw:line-skew="0.244cm" svg:x1="0.71cm" svg:y1="10.157cm" svg:x2="2.54cm" svg:y2="13.339cm" draw:start-shape="id1" draw:start-glue-point="3" draw:end-shape="id2" draw:end-glue-point="3" svg:d="M710 10157c-385 0-1300 3182 1830 3182" svg:viewBox="0 0 2258 3183">
          <text:p/>
        </draw:connector>
        <draw:connector draw:style-name="gr19" draw:text-style-name="P6" draw:layer="layout" draw:type="curve" svg:x1="8.541cm" svg:y1="13.339cm" svg:x2="12.834cm" svg:y2="12.591cm" draw:start-shape="id3" draw:end-shape="id4" draw:end-glue-point="1" svg:d="M8541 13339c7192 0 5046-748 4293-748" svg:viewBox="0 0 5185 749">
          <text:p/>
        </draw:connector>
        <draw:custom-shape draw:style-name="gr12" draw:text-style-name="P4" draw:layer="layout" svg:width="0.536cm" svg:height="1.016cm" svg:x="16.237cm" svg:y="9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6cm" svg:height="1.016cm" svg:x="25.585cm" svg:y="11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5" draw:id="id5" draw:layer="layout" svg:width="1.27cm" svg:height="0.33cm" svg:x="14.967cm" svg:y="9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12" draw:id="id12" draw:layer="layout" svg:width="1.27cm" svg:height="0.33cm" svg:x="26.121cm" svg:y="12.342cm">
          <text:p text:style-name="P1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217cm" svg:height="0.962cm" svg:x="16.797cm" svg:y="12.678cm">
          <draw:text-box>
            <text:p>2µ</text:p>
          </draw:text-box>
        </draw:frame>
        <draw:connector draw:style-name="gr19" draw:text-style-name="P6" draw:layer="layout" draw:type="curve" draw:line-skew="0.244cm" svg:x1="14.967cm" svg:y1="10.073cm" svg:x2="16.797cm" svg:y2="13.159cm" draw:start-shape="id5" draw:start-glue-point="3" draw:end-shape="id6" draw:end-glue-point="3" svg:d="M14967 10073c-385 0-1300 3086 1830 3086" svg:viewBox="0 0 2258 3087">
          <text:p/>
        </draw:connector>
        <draw:custom-shape draw:style-name="gr20" draw:text-style-name="P11" draw:layer="layout" svg:width="2.286cm" svg:height="2.286cm" draw:transform="rotate (1.5707963267949) translate (22.236cm 6.04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0" draw:text-style-name="P11" draw:layer="layout" svg:width="2.286cm" svg:height="2.286cm" draw:transform="rotate (1.5707963267949) translate (4.548cm 6.042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1" draw:text-style-name="P11" draw:layer="layout" svg:width="2.54cm" svg:height="1.778cm" svg:x="25.146cm" svg:y="15.49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2" draw:text-style-name="P11" draw:layer="layout" svg:width="2.286cm" svg:height="1.778cm" svg:x="0.254cm" svg:y="15.74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5" xml:id="id8" draw:id="id8" draw:layer="layout" svg:width="1.217cm" svg:height="0.962cm" svg:x="6.858cm" svg:y="20.038cm">
          <draw:text-box>
            <text:p>2µ</text:p>
          </draw:text-box>
        </draw:frame>
        <draw:connector draw:style-name="gr23" draw:text-style-name="P12" draw:layer="layout" draw:type="curve" svg:x1="4.292cm" svg:y1="18.539cm" svg:x2="6.858cm" svg:y2="20.519cm" draw:start-shape="id7" draw:start-glue-point="3" draw:end-shape="id8" draw:end-glue-point="3" svg:d="M4292 18539c-751 0-2034 1980 2566 1980" svg:viewBox="0 0 3321 1981">
          <text:p/>
        </draw:connector>
        <draw:connector draw:style-name="gr19" draw:text-style-name="P6" draw:layer="layout" draw:type="curve" svg:x1="12.372cm" svg:y1="20.519cm" svg:x2="22.581cm" svg:y2="19.416cm" draw:start-shape="id9" draw:start-glue-point="1" draw:end-shape="id10" draw:end-glue-point="1" svg:d="M12372 20519c16066 0 10962-1103 10209-1103" svg:viewBox="0 0 11572 1104">
          <text:p/>
        </draw:connector>
        <draw:frame draw:style-name="gr24" draw:text-style-name="P5" xml:id="id3" draw:id="id3" draw:layer="layout" svg:width="2.191cm" svg:height="0.962cm" svg:x="6.35cm" svg:y="12.858cm">
          <draw:text-box>
            <text:p>URA3</text:p>
          </draw:text-box>
        </draw:frame>
        <draw:connector draw:style-name="gr19" draw:text-style-name="P6" draw:layer="layout" draw:type="curve" svg:x1="3.757cm" svg:y1="13.339cm" svg:x2="6.35cm" svg:y2="13.339cm" draw:start-shape="id2" draw:start-glue-point="1" draw:end-shape="id3" draw:end-glue-point="3" svg:d="M3757 13339h2593" svg:viewBox="0 0 2594 1">
          <text:p/>
        </draw:connector>
        <draw:connector draw:style-name="gr19" draw:text-style-name="P6" draw:layer="layout" draw:type="curve" svg:x1="22.693cm" svg:y1="13.159cm" svg:x2="27.391cm" svg:y2="12.507cm" draw:start-shape="id11" draw:start-glue-point="1" draw:end-shape="id12" draw:end-glue-point="1" svg:d="M22693 13159c2571 0 1714 15 3457 15s1994-667 1241-667" svg:viewBox="0 0 5100 668">
          <text:p/>
        </draw:connector>
        <draw:frame draw:style-name="gr24" draw:text-style-name="P5" xml:id="id11" draw:id="id11" draw:layer="layout" svg:width="2.191cm" svg:height="0.962cm" svg:x="20.502cm" svg:y="12.678cm">
          <draw:text-box>
            <text:p>URA3</text:p>
          </draw:text-box>
        </draw:frame>
        <draw:connector draw:style-name="gr19" draw:text-style-name="P6" draw:layer="layout" draw:type="curve" svg:x1="18.014cm" svg:y1="13.159cm" svg:x2="20.502cm" svg:y2="13.159cm" draw:start-shape="id6" draw:start-glue-point="1" draw:end-shape="id11" draw:end-glue-point="3" svg:d="M18014 13159h2488" svg:viewBox="0 0 2489 1">
          <text:p/>
        </draw:connector>
        <draw:frame draw:style-name="gr25" draw:text-style-name="P5" xml:id="id9" draw:id="id9" draw:layer="layout" svg:width="2.085cm" svg:height="0.962cm" svg:x="10.287cm" svg:y="20.038cm">
          <draw:text-box>
            <text:p>HygR</text:p>
          </draw:text-box>
        </draw:frame>
        <draw:connector draw:style-name="gr19" draw:text-style-name="P6" draw:layer="layout" draw:type="curve" svg:x1="8.075cm" svg:y1="20.519cm" svg:x2="10.287cm" svg:y2="20.519cm" draw:start-shape="id8" draw:start-glue-point="1" draw:end-shape="id9" draw:end-glue-point="3" svg:d="M8075 20519h2212" svg:viewBox="0 0 2213 1">
          <text:p/>
        </draw:connector>
        <draw:connector draw:style-name="gr19" draw:text-style-name="P6" draw:layer="layout" draw:type="curve" svg:x1="10.49cm" svg:y1="4.837cm" svg:x2="13.252cm" svg:y2="6.885cm" draw:start-shape="id13" draw:start-glue-point="3" draw:end-shape="id14" draw:end-glue-point="3" svg:d="M10490 4837c-751 0-2132 2048 2762 2048" svg:viewBox="0 0 3532 2049">
          <text:p/>
        </draw:connector>
        <draw:connector draw:style-name="gr19" draw:text-style-name="P6" draw:layer="layout" draw:type="curve" svg:x1="18.526cm" svg:y1="4.837cm" svg:x2="14.986cm" svg:y2="6.885cm" draw:start-shape="id15" draw:start-glue-point="1" draw:end-shape="id14" draw:end-glue-point="1" svg:d="M18526 4837c753 0 2523 2048-3540 2048" svg:viewBox="0 0 4373 2049">
          <text:p/>
        </draw:connector>
        <draw:frame draw:style-name="gr26" draw:text-style-name="P5" xml:id="id14" draw:id="id14" draw:layer="layout" svg:width="1.734cm" svg:height="0.962cm" svg:x="13.252cm" svg:y="6.404cm">
          <draw:text-box>
            <text:p>amp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7-02-10T11:53:10.300523389</dc:date>
    <dc:creator>Björn </dc:creator>
    <meta:editing-duration>PT35M23S</meta:editing-duration>
    <meta:editing-cycles>11</meta:editing-cycles>
    <meta:generator>LibreOffice/5.2.3.2$Linux_X86_64 LibreOffice_project/20m0$Build-2</meta:generator>
    <meta:document-statistic meta:object-count="259"/>
  </office:meta>
</office:document-meta>
</file>